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5999" officeooo:paragraph-rsid="001c5999"/>
    </style:style>
    <style:style style:name="P2" style:family="paragraph" style:parent-style-name="Standard">
      <style:text-properties officeooo:rsid="001c5999" officeooo:paragraph-rsid="001c6ed3"/>
    </style:style>
    <style:style style:name="P3" style:family="paragraph" style:parent-style-name="Standard">
      <style:text-properties officeooo:rsid="001c5999" officeooo:paragraph-rsid="001d0eda"/>
    </style:style>
    <style:style style:name="P4" style:family="paragraph" style:parent-style-name="Standard">
      <style:text-properties officeooo:rsid="002358f1" officeooo:paragraph-rsid="002358f1"/>
    </style:style>
    <style:style style:name="T1" style:family="text">
      <style:text-properties officeooo:rsid="001c6ed3"/>
    </style:style>
    <style:style style:name="T2" style:family="text">
      <style:text-properties officeooo:rsid="00203b46"/>
    </style:style>
    <style:style style:name="T3" style:family="text">
      <style:text-properties officeooo:rsid="002358f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ile Priorite :</text:p>
      <text:p text:style-name="P4"/>
      <text:p text:style-name="P4"><text:tab/>Ce package générique contient une implémentation standard de file de priorité sous forme de tas : l'insertion ou la suppression de N éléments se fait en O(Nlog2(N)).</text:p>
      <text:p text:style-name="P4"/>
      <text:p text:style-name="P1">D<text:span text:style-name="T3">é</text:span>compression :</text:p>
      <text:p text:style-name="P1"/>
      <text:p text:style-name="P1"><text:tab/>La décompression est gérée par le package decompression. <text:span text:style-name="T1">Le but est dans un premier temps de lire un arbre en en-tête d'un fichier compressé puis de décoder le reste du fichier grace à l'arbre pour restituer le texte original. </text:span></text:p>
      <text:p text:style-name="P1"><text:tab/><text:span text:style-name="T1">Nous avons implémenté</text:span> <text:span text:style-name="T1">une fonction Lit_Huffman, qui prend en entrée un flux d'un fichier et retourne un arbre de huffman. Nous avons fait le choix d'allouer des groupes de 5 octets pour stocker un caractère et sa fréquence d'apparition dans le texte. Pour un fichier contenant N caractères différents, nous devons donc lire 1 + 5*N octets pour avoir l'arbre, puis faire N insertions dans une file de priorité, puis enfin faire N-1 fusions des deux premiers éléments de la file pour récupérer un arbre de huffman.</text:span></text:p>
      <text:p text:style-name="P2"><text:tab/><text:span text:style-name="T1">L'étape la plus coûteuse étant l'insertion dans la file de priorité, cette fonction est en O(Nlog2(N)).</text:span></text:p>
      <text:p text:style-name="P2"/>
      <text:p text:style-name="P3"><text:span text:style-name="T1"><text:tab/>La procédure Get_Caractere prend en entrée un bit, en entrée-sortie un arbre, et en sortie un caractère et un booléen. Ici, on fait simplement une comparaison sur le bit d'entrée puis on affecte l'arbre, le caractère et le booléen. Cette fonction est peu coûteuse: son coût est en O(1).</text:span></text:p>
      <text:p text:style-name="P3"/>
      <text:p text:style-name="P3"><text:span text:style-name="T1"><text:tab/>La procédure Decompresse est celle qui est appelée pour décompresser un fichier. On prend comme paramètres le nom du fichier en entrée et le nom du fichier du fichier décompressé que l'on souhaite obtenir. On ouvre dans cette procédure deux flux : un pour le fichier en entrée et un pour le fichier en sortie. On fait appel à Lit_Huffman, puis on décode chaque octet du fichier en entrée avec des appels à Get_Caractère. A chaque fois que l'on tombe sur un caractère, on l'écrit dans le fichier destination. En supposant qu'il y ait un grand nombre d'octets devant le nombre de caractères différents qui composent le texte, le coût sera fonction du nombre d'octets T du texte compressé. Pour chaque octet, on fait 8 insertions en queue d'une file de bits, 8 suppressions en tête de la même file, 8 appels à Get_Caractere et des écritures dans le fichier destination.</text:span></text:p>
      <text:p text:style-name="P3"><text:tab/><text:span text:style-name="T2">C'est à priori les insertions en queue d'une file de bits qui coûtent cher (si on a pas à recharger chaque flux en mémoire à chaque lecture/écriture sur les différents fichiers). Le coût serait donc en 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18:10:21.095344397</meta:creation-date>
    <dc:date>2014-12-04T20:11:54.606447489</dc:date>
    <meta:editing-duration>PT1H31M1S</meta:editing-duration>
    <meta:editing-cycles>5</meta:editing-cycles>
    <meta:generator>LibreOffice/4.2.7.2$Linux_X86_64 LibreOffice_project/420m0$Build-2</meta:generator>
    <meta:document-statistic meta:table-count="0" meta:image-count="0" meta:object-count="0" meta:page-count="1" meta:paragraph-count="9" meta:word-count="411" meta:character-count="2403" meta:non-whitespace-character-count="1993"/>
  </office:meta>
</office:document-meta>
</file>